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1454655119563348" text:style-name="L1">
        <text:list-item>
          <text:p text:style-name="P1">généralités</text:p>
          <text:list>
            <text:list-item>
              <text:p text:style-name="P1">matière (qu'est ce qu'on étudie largement)</text:p>
            </text:list-item>
            <text:list-item>
              <text:p text:style-name="P1">profs</text:p>
            </text:list-item>
            <text:list-item>
              <text:p text:style-name="P1">règle max ? (composition note)</text:p>
            </text:list-item>
            <text:list-item>
              <text:p text:style-name="P1">langages étudiés ? (2)</text:p>
            </text:list-item>
          </text:list>
        </text:list-item>
        <text:list-item>
          <text:p text:style-name="P1">Les classes</text:p>
          <text:list>
            <text:list-item>
              <text:p text:style-name="P1">conceptuellement</text:p>
              <text:list>
                <text:list-item>
                  <text:p text:style-name="P1">a quoi équivaut une classe ?</text:p>
                </text:list-item>
                <text:list-item>
                  <text:p text:style-name="P1">comment diviser cette chose en question ?</text:p>
                </text:list-item>
              </text:list>
            </text:list-item>
            <text:list-item>
              <text:p text:style-name="P1">en UML</text:p>
              <text:list>
                <text:list-item>
                  <text:p text:style-name="P1">principales parties du diagramme et forme globale</text:p>
                </text:list-item>
                <text:list-item>
                  <text:p text:style-name="P1">syntaxe globale description attributs</text:p>
                </text:list-item>
                <text:list-item>
                  <text:p text:style-name="P1">idem pour méthodes</text:p>
                </text:list-item>
                <text:list-item>
                  <text:p text:style-name="P1">méthodes particulières</text:p>
                </text:list-item>
                <text:list-item>
                  <text:p text:style-name="P1">mots clés</text:p>
                </text:list-item>
                <text:list-item>
                  <text:p text:style-name="P1">syntaxe attributs de classe</text:p>
                </text:list-item>
                <text:list-item>
                  <text:p text:style-name="P1">types d'encapsulation et signes</text:p>
                </text:list-item>
                <text:list-item>
                  <text:p text:style-name="P1">représentation des attributs-objets (et comment sa fonctionne, s'écrit et se lit)</text:p>
                </text:list-item>
              </text:list>
            </text:list-item>
            <text:list-item>
              <text:p text:style-name="P1">en java</text:p>
              <text:list>
                <text:list-item>
                  <text:p text:style-name="P1">représentation et syntaxe classe (en tête, comment ça se divise etc)</text:p>
                </text:list-item>
                <text:list-item>
                  <text:p text:style-name="P1">syntaxe définition attributs (+ particularité : quels attributs en maj ?)</text:p>
                </text:list-item>
                <text:list-item>
                  <text:p text:style-name="P1">syntaxe définition méthodes</text:p>
                </text:list-item>
                <text:list-item>
                  <text:p text:style-name="P1">représentation possible attributs dans méthodes si ambiguïté avec arguments</text:p>
                </text:list-item>
                <text:list-item>
                  <text:p text:style-name="P1">afficher un message (ajout optionnel. Effet ?)</text:p>
                </text:list-item>
                <text:list-item>
                  <text:p text:style-name="P1">méthodes particulières</text:p>
                </text:list-item>
                <text:list-item>
                  <text:p text:style-name="P1">concaténation</text:p>
                </text:list-item>
                <text:list-item>
                  <text:p text:style-name="P1">créer un attribut ou une méthode de classe (rajouté via diapos)</text:p>
                </text:list-item>
              </text:list>
            </text:list-item>
          </text:list>
        </text:list-item>
        <text:list-item>
          <text:p text:style-name="P1">Programme et instances</text:p>
          <text:list>
            <text:list-item>
              <text:p text:style-name="P1">en java</text:p>
              <text:list>
                <text:list-item>
                  <text:p text:style-name="P1">créer le main (attention au type retour, au mot clé, et surtout au paramètre !!!)</text:p>
                </text:list-item>
                <text:list-item>
                  <text:p text:style-name="P1">créer une instance (déclarer + initialiser)</text:p>
                </text:list-item>
                <text:list-item>
                  <text:p text:style-name="P1">utiliser les méthodes des instances</text:p>
                </text:list-item>
                <text:list-item>
                  <text:p text:style-name="P1">(rajout personnel) : utiliser les méthodes de classe</text:p>
                </text:list-item>
              </text:list>
            </text:list-item>
            <text:list-item>
              <text:p text:style-name="P1">en UML</text:p>
              <text:list>
                <text:list-item>
                  <text:p text:style-name="P1">forme globale et syntaxe du diagramme d'instance + liens entre eux (possiblement plusieurs)</text:p>
                </text:list-item>
              </text:list>
            </text:list-item>
          </text:list>
        </text:list-item>
        <text:list-item>
          <text:p text:style-name="P1">Vecteurs d'objets</text:p>
          <text:list>
            <text:list-item>
              <text:p text:style-name="P1">créer un vecteur d'objets (deux méthodes possibles)</text:p>
            </text:list-item>
            <text:list-item>
              <text:p text:style-name="P1">obtenir la taille d'un vecteur</text:p>
            </text:list-item>
            <text:list-item>
              <text:p text:style-name="P1">obtenir le ième élément</text:p>
            </text:list-item>
            <text:list-item>
              <text:p text:style-name="P1">vérifier si un objet o appartient au vecteur</text:p>
            </text:list-item>
            <text:list-item>
              <text:p text:style-name="P1">ajouter une instance a un vecteur</text:p>
            </text:list-item>
            <text:list-item>
              <text:p text:style-name="P1">(vecteurs ou autre) : passer l'objet appelant en paramètre à une méthode de l'objet appelé</text:p>
            </text:list-item>
            <text:list-item>
              <text:p text:style-name="P1">faire un for sur tous les éléments d'un vecteur (syntaxe particulière)</text:p>
            </text:list-item>
          </text:list>
        </text:list-item>
        <text:list-item>
          <text:p text:style-name="P1">notes perso : coder en java en pratique</text:p>
          <text:list>
            <text:list-item>
              <text:p text:style-name="P1">logiciel</text:p>
            </text:list-item>
            <text:list-item>
              <text:p text:style-name="P1">extension fichier source</text:p>
            </text:list-item>
            <text:list-item>
              <text:p text:style-name="P1">extension fichier compilé</text:p>
            </text:list-item>
            <text:list-item>
              <text:p text:style-name="P1">compiler (commande)</text:p>
            </text:list-item>
            <text:list-item>
              <text:p text:style-name="P1"><text:soft-page-break/>interpréter</text:p>
            </text:list-item>
            <text:list-item>
              <text:p text:style-name="P1">comment diviser en fichiers (pas encore regardé)</text:p>
            </text:list-item>
          </text:list>
        </text:list-item>
        <text:list-item>
          <text:p text:style-name="P1">conception par contrats</text:p>
          <text:list>
            <text:list-item>
              <text:p text:style-name="P1">deux types de "contrats"</text:p>
            </text:list-item>
            <text:list-item>
              <text:p text:style-name="P1">assertions</text:p>
              <text:list>
                <text:list-item>
                  <text:p text:style-name="P1">utilité et comportement</text:p>
                </text:list-item>
                <text:list-item>
                  <text:p text:style-name="P1">syntaxe</text:p>
                </text:list-item>
                <text:list-item>
                  <text:p text:style-name="P1">4 bonnes utilisations d'assertions</text:p>
                </text:list-item>
                <text:list-item>
                  <text:p text:style-name="P1">3 mauvaises</text:p>
                </text:list-item>
                <text:list-item>
                  <text:p text:style-name="P1">par ligne de commandes :</text:p>
                  <text:list>
                    <text:list-item>
                      <text:p text:style-name="P1">activer les assertions</text:p>
                    </text:list-item>
                    <text:list-item>
                      <text:p text:style-name="P1">les activer uniquement sur certaines classes / packages</text:p>
                    </text:list-item>
                    <text:list-item>
                      <text:p text:style-name="P1">les désactiver</text:p>
                    </text:list-item>
                    <text:list-item>
                      <text:p text:style-name="P1">les désactiver uniquement sur certaines classes / package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14T14:22:46</meta:creation-date>
    <dc:date>2014-09-26T14:21:09</dc:date>
    <dc:creator>yjfjyf jjku</dc:creator>
    <meta:editing-duration>PT7H57M46S</meta:editing-duration>
    <meta:editing-cycles>66</meta:editing-cycles>
    <meta:generator>OpenOffice/4.0.0$Unix OpenOffice.org_project/400m3$Build-9702</meta:generator>
    <meta:document-statistic meta:table-count="0" meta:image-count="0" meta:object-count="0" meta:page-count="2" meta:paragraph-count="62" meta:word-count="372" meta:character-count="2116"/>
  </office:meta>
</office:document-meta>
</file>